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3100000220F1928CF70CB8B21C.jpg" manifest:media-type="image/jpeg"/>
  <manifest:file-entry manifest:full-path="Pictures/1000020100000373000000CF243D68178C97A3AD.png" manifest:media-type="image/png"/>
  <manifest:file-entry manifest:full-path="Pictures/100002010000002E0000002E245DDAF763905F2A.png" manifest:media-type="image/png"/>
  <manifest:file-entry manifest:full-path="Pictures/100002010000012C000000EA61E54A5F3885EE6C.png" manifest:media-type="image/png"/>
  <manifest:file-entry manifest:full-path="Pictures/1000000000000034000000343FB3F43192A0E2AE.jpg" manifest:media-type="image/jpeg"/>
  <manifest:file-entry manifest:full-path="Pictures/100000000000034A000001B89737E0184D177D01.jpg" manifest:media-type="image/jpeg"/>
  <manifest:file-entry manifest:full-path="Pictures/100000000000013B000000A023A8195420382189.jpg" manifest:media-type="image/jpeg"/>
  <manifest:file-entry manifest:full-path="Pictures/100002010000089800000205F01FBB13861C5833.png" manifest:media-type="image/png"/>
  <manifest:file-entry manifest:full-path="Pictures/10000000000002E200000302186DD3D6F0B0BCA4.jpg" manifest:media-type="image/jpeg"/>
  <manifest:file-entry manifest:full-path="Pictures/100002010000026800000057B2FF22FC99B5A0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1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vertical-align="middle" fo:min-height="1.269cm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0.807cm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0.807cm"/>
    </style:style>
    <style:style style:name="gr5" style:family="graphic" style:parent-style-name="standard">
      <style:graphic-properties draw:stroke="none" draw:fill="none" fo:min-height="6.961cm"/>
    </style:style>
    <style:style style:name="gr6" style:family="graphic" style:parent-style-name="standard">
      <style:graphic-properties draw:stroke="none" draw:fill="none" draw:textarea-vertical-align="top" fo:min-height="2.024cm"/>
    </style:style>
    <style:style style:name="gr7" style:family="graphic" style:parent-style-name="standard">
      <style:graphic-properties draw:stroke="none" draw:fill="none" fo:min-height="5.69cm"/>
    </style:style>
    <style:style style:name="gr8" style:family="graphic" style:parent-style-name="standard">
      <style:graphic-properties draw:stroke="none" draw:fill="none" fo:min-height="4.621cm"/>
    </style:style>
    <style:style style:name="gr9" style:family="graphic" style:parent-style-name="standard">
      <style:graphic-properties draw:stroke="none" draw:fill="none" fo:min-height="6.601cm"/>
    </style:style>
    <style:style style:name="gr10" style:family="graphic" style:parent-style-name="standard">
      <style:graphic-properties draw:stroke="none" draw:fill="none" fo:min-height="6.201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fo:min-height="0.254cm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auto-grow-height="true" fo:min-height="0.888cm"/>
    </style:style>
    <style:style style:name="pr5" style:family="presentation" style:parent-style-name="Title_20_and_20_Content-subtitle" style:list-style-name="L3">
      <style:graphic-properties draw:fill-color="#ffffff" draw:textarea-vertical-align="top" draw:auto-grow-height="true" fo:min-height="9.143cm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notes">
      <style:graphic-properties draw:fill-color="#ffffff" fo:min-height="13.365cm"/>
    </style:style>
    <style:style style:name="pr8" style:family="presentation" style:parent-style-name="Title_20_and_20_Content-title">
      <style:graphic-properties fo:min-height="0.888cm"/>
    </style:style>
    <style:style style:name="pr9" style:family="presentation" style:parent-style-name="Title_20_and_20_Content-outline1">
      <style:graphic-properties fo:min-height="8.893cm"/>
    </style:style>
    <style:style style:name="pr10" style:family="presentation" style:parent-style-name="Title_20_and_20_Content-title">
      <style:graphic-properties fo:min-height="1.068cm"/>
    </style:style>
    <style:style style:name="pr11" style:family="presentation" style:parent-style-name="Title_20_and_20_Content-subtitle">
      <style:graphic-properties draw:fill-color="#ffffff" fo:min-height="9.143cm"/>
    </style:style>
    <style:style style:name="pr12" style:family="presentation" style:parent-style-name="Address-notes">
      <style:graphic-properties draw:fill-color="#ffffff" fo:min-height="13.365cm"/>
    </style:style>
    <style:style style:name="pr13" style:family="presentation" style:parent-style-name="Closing-notes">
      <style:graphic-properties draw:fill-color="#ffffff" fo:min-height="13.365cm"/>
    </style:style>
    <style:style style:name="co1" style:family="table-column">
      <style:table-column-properties style:column-width="6.538cm" style:use-optimal-column-width="false"/>
    </style:style>
    <style:style style:name="co2" style:family="table-column">
      <style:table-column-properties style:column-width="6.54cm" style:use-optimal-column-width="false"/>
    </style:style>
    <style:style style:name="ro1" style:family="table-row">
      <style:table-row-properties style:row-height="1.017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color="#ffffff" fo:font-size="20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top="0.307cm" fo:margin-bottom="0.307cm" fo:text-align="start"/>
    </style:style>
    <style:style style:name="P6" style:family="paragraph">
      <style:paragraph-properties fo:margin-top="0.409cm" fo:margin-bottom="0.409cm" fo:text-align="start"/>
    </style:style>
    <style:style style:name="P7" style:family="paragraph">
      <style:paragraph-properties fo:text-align="start"/>
      <style:text-properties style:font-name="Century gothic1" fo:font-size="16pt" style:font-size-asian="16pt" style:font-size-complex="16pt"/>
    </style:style>
    <style:style style:name="P8" style:family="paragraph"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size="14pt" fo:letter-spacing="normal" fo:language="en" fo:country="US" fo:font-style="normal" fo:text-shadow="none" style:text-underline-style="none" fo:font-weight="normal" style:letter-kerning="true" style:font-name-asian="Droid Sans" style:font-size-asian="14pt" style:language-asian="en" style:country-asian="US" style:font-style-asian="normal" style:font-weight-asian="normal" style:font-name-complex="FreeSan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size="16pt" fo:letter-spacing="normal" fo:language="en" fo:country="US" fo:font-style="normal" fo:text-shadow="none" style:text-underline-style="none" fo:font-weight="normal" style:letter-kerning="true" style:font-name-asian="Droid Sans" style:font-size-asian="16pt" style:language-asian="en" style:country-asian="US" style:font-style-asian="normal" style:font-weight-asian="normal" style:font-name-complex="FreeSans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42cm" fo:margin-bottom="0.35cm"/>
      <style:text-properties style:font-name="Century gothic1" fo:font-size="16pt" style:font-size-asian="16pt" style:font-size-complex="16pt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.52cm" fo:margin-bottom="0.45cm" fo:line-height="100%" fo:text-align="start" fo:text-indent="0cm"/>
    </style:style>
    <style:style style:name="P14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15" style:family="paragraph">
      <style:text-properties style:font-name="Century gothic1" fo:font-size="16pt" style:font-size-asian="16pt" style:font-size-complex="16pt"/>
    </style:style>
    <style:style style:name="P16" style:family="paragraph"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margin-top="0.42cm" fo:margin-bottom="0.35cm" fo:text-align="start"/>
    </style:style>
    <style:style style:name="P20" style:family="paragraph">
      <style:paragraph-properties fo:margin-top="0.42cm" fo:margin-bottom="0.35cm" fo:text-align="start"/>
      <style:text-properties style:font-name="Century gothic1" fo:font-size="16pt" style:font-size-asian="16pt" style:font-size-complex="16pt"/>
    </style:style>
    <style:style style:name="P21" style:family="paragraph">
      <style:text-properties fo:font-size="28pt" style:font-size-asian="28pt" style:font-size-complex="28pt"/>
    </style:style>
    <style:style style:name="T1" style:family="text">
      <style:text-properties fo:color="#ffffff" fo:font-size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Century gothic1" fo:font-size="16pt" style:font-size-asian="16pt" style:font-size-complex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entury gothic1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4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Sorting Techniques</text:span></text:p>
          </draw:text-box>
        </draw:frame>
        <draw:frame presentation:style-name="pr2" draw:text-style-name="P3" draw:layer="layout" svg:width="14.604cm" svg:height="0.862cm" svg:x="1.796cm" svg:y="7.538cm" presentation:class="outline" presentation:user-transformed="true">
          <draw:text-box>
            <text:list text:style-name="L2">
              <text:list-header>
                <text:p text:style-name="P3"><text:span text:style-name="T2">Pravin Havale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0" xml:id="id2" draw:id="id2">
        <office:forms form:automatic-focus="false" form:apply-design-mode="false"/>
        <draw:frame presentation:style-name="pr4" draw:text-style-name="P4" draw:layer="layout" svg:width="18.202cm" svg:height="0.888cm" svg:x="0.212cm" svg:y="0.169cm" presentation:class="title">
          <draw:text-box>
            <text:p><text:span text:style-name="T3">Content</text:span></text:p>
          </draw:text-box>
        </draw:frame>
        <draw:frame presentation:style-name="pr5" draw:text-style-name="P7" draw:layer="layout" svg:width="19.616cm" svg:height="9.143cm" svg:x="0.4cm" svg:y="2.2cm" presentation:class="subtitle" presentation:user-transformed="true">
          <draw:text-box>
            <text:list text:style-name="L3">
              <text:list-item>
                <text:p text:style-name="P5"><text:span text:style-name="T4">Introduction <text:s/></text:span><text:span text:style-name="T4"><text:tab/></text:span><text:span text:style-name="T4"><text:tab/></text:span><text:span text:style-name="T4"><text:tab/></text:span></text:p>
              </text:list-item>
            </text:list>
            <text:list text:style-name="L4">
              <text:list-item>
                <text:p text:style-name="P5"><text:span text:style-name="T4">Bubble sort <text:s text:c="5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  <text:list-item>
                <text:p text:style-name="P5"><text:span text:style-name="T4">Insertion sort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  <text:list-item>
                <text:p text:style-name="P5"><text:span text:style-name="T4">Selection sort</text:span></text:p>
              </text:list-item>
              <text:list-item>
                <text:p text:style-name="P5"><text:span text:style-name="T4">Quick sort</text:span></text:p>
              </text:list-item>
              <text:list-item>
                <text:p text:style-name="P5"><text:span text:style-name="T4">Complexity</text:span></text:p>
              </text:list-item>
              <text:list-item>
                <text:p text:style-name="P6"><text:span text:style-name="T4">Applicatio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89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</text:list>
            <text:list text:style-name="L3">
              <text:list-header>
    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77"/></text:span></text:p>
              </text:list-header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3T19" xml:id="id3" draw:id="id3">
        <office:forms form:automatic-focus="false" form:apply-design-mode="false"/>
        <draw:frame presentation:style-name="pr4" draw:text-style-name="P4" draw:layer="layout" svg:width="18.202cm" svg:height="0.888cm" svg:x="0.212cm" svg:y="0.169cm" presentation:class="title">
          <draw:text-box>
            <text:p><text:span text:style-name="T3">Introduction</text:span></text:p>
          </draw:text-box>
        </draw:frame>
        <draw:frame draw:style-name="gr2" draw:text-style-name="P8" draw:layer="layout" svg:width="18.414cm" svg:height="1.519cm" svg:x="0.234cm" svg:y="0.4cm">
          <draw:text-box>
            <text:p/>
          </draw:text-box>
        </draw:frame>
        <draw:frame draw:style-name="gr3" draw:text-style-name="P9" draw:layer="layout" svg:width="14.604cm" svg:height="1.057cm" svg:x="0.234cm" svg:y="1.795cm">
          <draw:text-box>
            <text:p/>
          </draw:text-box>
        </draw:frame>
        <draw:frame draw:style-name="gr4" draw:text-style-name="P9" draw:layer="layout" svg:width="14.604cm" svg:height="1.057cm" svg:x="0.234cm" svg:y="1.795cm">
          <draw:text-box>
            <text:p/>
          </draw:text-box>
        </draw:frame>
        <draw:frame draw:style-name="gr5" draw:text-style-name="P11" draw:layer="layout" svg:width="19.95cm" svg:height="7.211cm" svg:x="0.3cm" svg:y="1.789cm">
          <draw:text-box>
            <text:list text:style-name="L5">
              <text:list-item>
                <text:p text:style-name="P10"><text:span text:style-name="T4"><text:s/></text:span><text:span text:style-name="T4">Sorting is nothing but storage of data in sorted order.</text:span></text:p>
              </text:list-item>
              <text:list-item>
                <text:p text:style-name="P10"><text:span text:style-name="T4"><text:s/></text:span><text:span text:style-name="T4">It can be in ascending or descending order. </text:span></text:p>
              </text:list-item>
              <text:list-item>
                <text:p text:style-name="P10"><text:span text:style-name="T4"><text:s/></text:span><text:span text:style-name="T4">The term Sorting comes into picture with the term Searching.</text:span></text:p>
              </text:list-item>
              <text:list-item>
                <text:p text:style-name="P10"><text:span text:style-name="T4"><text:s/></text:span><text:span text:style-name="T4">There are so many things in our real life that we need to search, <text:s text:c="2"/>like a particular record in database, roll numbers in merit list, a particular telephone number, any particular page in a book etc. </text:span></text:p>
              </text:list-item>
              <text:list-item>
                <text:p text:style-name="P10"><text:span text:style-name="T4"><text:s/></text:span><text:span text:style-name="T4">Sorting arranges data in a sequence which makes searching easier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0" xml:id="id4" draw:id="id4">
        <office:forms form:automatic-focus="false" form:apply-design-mode="false"/>
        <draw:frame presentation:style-name="pr4" draw:text-style-name="P4" draw:layer="layout" svg:width="18.202cm" svg:height="0.888cm" svg:x="0.212cm" svg:y="0.169cm" presentation:class="title">
          <draw:text-box>
            <text:p><text:span text:style-name="T3">Bubble sort : algorithm</text:span></text:p>
          </draw:text-box>
        </draw:frame>
        <draw:frame draw:style-name="gr6" draw:text-style-name="P14" draw:layer="layout" svg:width="18.735cm" svg:height="5.721cm" svg:x="0.465cm" svg:y="1.279cm">
          <draw:text-box>
            <text:list text:style-name="L1">
              <text:list-header>
                <text:p text:style-name="P13"><text:span text:style-name="T5"><text:s/></text:span></text:p>
                <text:p text:style-name="P13"><text:span text:style-name="T6">Step 1 − Compare each pair of adjacent elements from the <text:s text:c="4"/>beginning</text:span><text:span text:style-name="T5"> </text:span><text:span text:style-name="T6">of an array and, if they are in reversed </text:span><text:span text:style-name="T6"><text:tab/></text:span><text:span text:style-name="T6"><text:tab/></text:span><text:span text:style-name="T6"><text:tab/></text:span><text:span text:style-name="T6">order, swap them.</text:span></text:p>
                <text:p text:style-name="P13"><text:span text:style-name="T6">Step 2 − If at least one swap has been done, repeat step 1.</text:span></text:p>
                <text:p text:style-name="P13"><text:span text:style-name="T5"/></text:p>
              </text:list-header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4T1" xml:id="id5" draw:id="id5">
        <office:forms form:automatic-focus="false" form:apply-design-mode="false"/>
        <draw:frame presentation:style-name="pr4" draw:text-style-name="P4" draw:layer="layout" svg:width="18.202cm" svg:height="0.888cm" svg:x="0.212cm" svg:y="0.169cm" presentation:class="title">
          <draw:text-box>
            <text:p><text:span text:style-name="T3">Insertion sort : algorithm</text:span></text:p>
          </draw:text-box>
        </draw:frame>
        <draw:frame draw:style-name="gr7" draw:text-style-name="P15" draw:layer="layout" svg:width="20.263cm" svg:height="5.94cm" svg:x="1cm" svg:y="2.2cm">
          <draw:text-box>
            <text:p><text:span text:style-name="T4">Step 1 − If it is the first element, it is already sorted. return 1;</text:span></text:p>
            <text:p><text:span text:style-name="T4">Step 2 − Pick next element</text:span></text:p>
            <text:p><text:span text:style-name="T4">Step 3 − Compare with all elements in the sorted sub-list</text:span></text:p>
            <text:p><text:span text:style-name="T4">Step 4 − Shift all the elements in the sorted sub-list that is greater than the value to be sorted</text:span></text:p>
            <text:p><text:span text:style-name="T4">Step 5 − Insert the value</text:span></text:p>
            <text:p><text:span text:style-name="T4">Step 6 − Repeat until list is sorted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4T1" xml:id="id6" draw:id="id6">
        <office:forms form:automatic-focus="false" form:apply-design-mode="false"/>
        <draw:frame presentation:style-name="pr8" draw:text-style-name="P4" draw:layer="layout" svg:width="18.202cm" svg:height="0.888cm" svg:x="0.212cm" svg:y="0.169cm" presentation:class="title" presentation:user-transformed="true">
          <draw:text-box>
            <text:p><text:span text:style-name="T3">Selection sort : algorithm</text:span></text:p>
          </draw:text-box>
        </draw:frame>
        <draw:frame presentation:style-name="pr9" draw:layer="layout" svg:width="19.616cm" svg:height="9.143cm" svg:x="0.347cm" svg:y="1.482cm" presentation:class="outline" presentation:placeholder="true" presentation:user-transformed="true">
          <draw:text-box/>
        </draw:frame>
        <draw:frame draw:style-name="gr8" draw:text-style-name="P15" draw:layer="layout" svg:width="13.994cm" svg:height="4.871cm" svg:x="1.206cm" svg:y="2.593cm">
          <draw:text-box>
            <text:p><text:span text:style-name="T4">Step 1 − Set MIN to location 0</text:span></text:p>
            <text:p><text:span text:style-name="T4">Step 2 − Search the minimum element in the list</text:span></text:p>
            <text:p><text:span text:style-name="T4">Step 3 − Swap with value at location MIN</text:span></text:p>
            <text:p><text:span text:style-name="T4">Step 4 − Increment MIN to point to next element</text:span></text:p>
            <text:p><text:span text:style-name="T4">Step 5 − Repeat until list is sorted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4T1" xml:id="id7" draw:id="id7">
        <office:forms form:automatic-focus="false" form:apply-design-mode="false"/>
        <draw:frame presentation:style-name="pr8" draw:text-style-name="P16" draw:layer="layout" svg:width="18.202cm" svg:height="0.888cm" svg:x="0.212cm" svg:y="0.169cm" presentation:class="title">
          <draw:text-box>
            <text:p><text:span text:style-name="T7">Quick sort : algorithm</text:span></text:p>
          </draw:text-box>
        </draw:frame>
        <draw:frame draw:style-name="gr9" draw:text-style-name="P15" draw:layer="layout" svg:width="19.751cm" svg:height="6.851cm" svg:x="0.33cm" svg:y="2.439cm">
          <draw:text-box>
            <text:p><text:span text:style-name="T4">Step 1 − Choose the any index value has pivot</text:span></text:p>
            <text:p><text:span text:style-name="T4">Step 2 − Take two variables to point left and right of the list </text:span><text:span text:style-name="T4"><text:tab/></text:span><text:span text:style-name="T4"><text:tab/></text:span><text:span text:style-name="T4">excluding pivot.</text:span></text:p>
            <text:p><text:span text:style-name="T4">Step 3 − left points to the low index</text:span></text:p>
            <text:p><text:span text:style-name="T4">Step 4 − right points to the high</text:span></text:p>
            <text:p><text:span text:style-name="T4">Step 5 − while value at left is less than pivot move right</text:span></text:p>
            <text:p><text:span text:style-name="T4">Step 6 − while value at right is greater than pivot move left</text:span></text:p>
            <text:p><text:span text:style-name="T4">Step 7 − if both step 5 and step 6 does not match swap left and right</text:span></text:p>
            <text:p><text:span text:style-name="T4">Step 8 − if left ≥ right, the point where they met is new pivot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4T1" xml:id="id8" draw:id="id8">
        <office:forms form:automatic-focus="false" form:apply-design-mode="false"/>
        <draw:frame presentation:style-name="pr10" draw:text-style-name="P4" draw:layer="layout" svg:width="18.202cm" svg:height="1.068cm" svg:x="0.212cm" svg:y="0.079cm" presentation:class="title" presentation:user-transformed="true">
          <draw:text-box>
            <text:p><text:span text:style-name="T3">Complexity </text:span></text:p>
          </draw:text-box>
        </draw:frame>
        <draw:frame draw:style-name="standard" draw:layer="layout" svg:width="19.615cm" svg:height="5.084cm" svg:x="0.347cm" svg:y="1.48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8">Algorithm</text:span></text:p>
              </table:table-cell>
              <table:table-cell>
                <text:p text:style-name="P17"><text:span text:style-name="T8">Best case</text:span></text:p>
              </table:table-cell>
              <table:table-cell>
                <text:p text:style-name="P17"><text:span text:style-name="T8">Worst cae</text:span></text:p>
              </table:table-cell>
            </table:table-row>
            <table:table-row table:style-name="ro1" table:default-cell-style-name="ce2">
              <table:table-cell>
                <text:p>Bubble case</text:p>
              </table:table-cell>
              <table:table-cell>
                <text:p>O (n)</text:p>
              </table:table-cell>
              <table:table-cell>
                <text:p>O ( n^2 )</text:p>
                <text:p/>
              </table:table-cell>
            </table:table-row>
            <table:table-row table:style-name="ro1" table:default-cell-style-name="ce2">
              <table:table-cell>
                <text:p>Insertion sort</text:p>
              </table:table-cell>
              <table:table-cell>
                <text:p>O (n)</text:p>
              </table:table-cell>
              <table:table-cell>
                <text:p>O ( n^2 )</text:p>
                <text:p/>
              </table:table-cell>
            </table:table-row>
            <table:table-row table:style-name="ro1" table:default-cell-style-name="ce2">
              <table:table-cell>
                <text:p>Selection sort</text:p>
              </table:table-cell>
              <table:table-cell>
                <text:p>O ( n^2 )</text:p>
              </table:table-cell>
              <table:table-cell>
                <text:p>O ( n^2 )</text:p>
              </table:table-cell>
            </table:table-row>
            <table:table-row table:style-name="ro1" table:default-cell-style-name="ce2">
              <table:table-cell>
                <text:p>Quick sort</text:p>
              </table:table-cell>
              <table:table-cell>
                <text:p>O ( n logn)</text:p>
              </table:table-cell>
              <table:table-cell>
                <text:p>O ( n^2 )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4T1" xml:id="id9" draw:id="id9">
        <office:forms form:automatic-focus="false" form:apply-design-mode="false"/>
        <draw:frame presentation:style-name="pr8" draw:text-style-name="P18" draw:layer="layout" svg:width="18.202cm" svg:height="0.888cm" svg:x="0.212cm" svg:y="0.169cm" presentation:class="title">
          <draw:text-box>
            <text:p><text:span text:style-name="T9">Applications</text:span></text:p>
          </draw:text-box>
        </draw:frame>
        <draw:frame draw:style-name="gr10" draw:text-style-name="P20" draw:layer="layout" svg:width="20.077cm" svg:height="6.451cm" svg:x="0cm" svg:y="1.8cm">
          <draw:text-box>
            <text:list text:style-name="L5">
              <text:list-item>
                <text:p text:style-name="P19"><text:span text:style-name="T4">Telephone Directory − The telephone directory stores the telephone numbers of people sorted by their names, so that the names can be searched easily.</text:span></text:p>
              </text:list-item>
              <text:list-item>
                <text:p text:style-name="P19"><text:span text:style-name="T4">Dictionary − The dictionary stores words in an alphabetical order so that searching of any word becomes easy.`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0" xml:id="id10" draw:id="id10">
        <draw:frame presentation:style-name="pr8" draw:layer="layout" svg:width="18.202cm" svg:height="1.076cm" svg:x="0.212cm" svg:y="0.075cm" presentation:class="title" presentation:placeholder="true" presentation:user-transformed="true">
          <draw:text-box/>
        </draw:frame>
        <draw:frame presentation:style-name="pr11" draw:text-style-name="P21" draw:layer="layout" svg:width="19.616cm" svg:height="9.143cm" svg:x="0.347cm" svg:y="1.482cm">
          <draw:text-box>
            <text:p><text:span text:style-name="T10">Queries?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ddress" xml:id="id11" draw:id="id11"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osing" xml:id="id12" draw:id="id12"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1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26pt" fo:letter-spacing="normal" fo:language="en" fo:country="US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186DD3D6F0B0BCA4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F01FBB13861C5833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7">Second level</text:span></text:p>
                                          <text:list>
                                            <text:list-item>
                                              <text:p text:style-name="MP13"><text:span text:style-name="MT8">Third level</text:span></text:p>
                                              <text:list>
                                                <text:list-item>
                                                  <text:p text:style-name="MP14"><text:span text:style-name="MT9">Fourth level</text:span></text:p>
                                                </text:list-item>
                                                <text:list-item>
                                                  <text:p text:style-name="MP15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6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7"><text:span text:style-name="MT14">Global Village</text:span></text:p>
            <text:p text:style-name="MP17"><text:span text:style-name="MT14">IT SEZ</text:span></text:p>
            <text:p text:style-name="MP17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7"><text:span text:style-name="MT14">Raheja Mindspace</text:span></text:p>
            <text:p text:style-name="MP17"><text:span text:style-name="MT14">IT Park</text:span></text:p>
            <text:p text:style-name="MP17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23A8195420382189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7"><text:span text:style-name="MT14">South Main Street </text:span></text:p>
            <text:p text:style-name="MP17"><text:span text:style-name="MT14">Milpitas</text:span></text:p>
            <text:p text:style-name="MP17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6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9737E0184D177D01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245DDAF763905F2A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3FB3F43192A0E2AE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8"><text:span text:style-name="MT20">Fairness</text:span></text:p>
        <text:p text:style-name="MP18"><text:span text:style-name="MT20">Learning</text:span></text:p>
        <text:p text:style-name="MP18"><text:span text:style-name="MT20">Responsibility</text:span></text:p>
        <text:p text:style-name="MP18"><text:span text:style-name="MT20">Innovation</text:span></text:p>
        <text:p text:style-name="MP18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6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243D68178C97A3AD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F1928CF70CB8B21C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7T14:18:39.721206254</meta:creation-date>
    <meta:editing-duration>PT1H3M33S</meta:editing-duration>
    <meta:editing-cycles>31</meta:editing-cycles>
    <meta:generator>LibreOffice/4.2.4.2$Linux_x86 LibreOffice_project/420m0$Build-2</meta:generator>
    <dc:date>2016-12-28T13:01:05.477997282</dc:date>
    <meta:document-statistic meta:object-count="150"/>
  </office:meta>
</office:document-meta>
</file>